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5.338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19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3.076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3.35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3.866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893cm"/>
    </style:style>
    <style:style style:name="co33" style:family="table-column">
      <style:table-column-properties fo:break-before="auto" style:column-width="4.057cm"/>
    </style:style>
    <style:style style:name="co34" style:family="table-column">
      <style:table-column-properties fo:break-before="auto" style:column-width="4.175cm"/>
    </style:style>
    <style:style style:name="co35" style:family="table-column">
      <style:table-column-properties fo:break-before="auto" style:column-width="3.92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2.912cm"/>
    </style:style>
    <style:style style:name="co39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8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81"/>
        <table:table-column table:style-name="co8" table:default-cell-style-name="ce24"/>
        <table:table-column table:style-name="co9" table:default-cell-style-name="ce150"/>
        <table:table-column table:style-name="co10" table:default-cell-style-name="ce135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50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44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500" calcext:value-type="float">
            <text:p>1500</text:p>
          </table:table-cell>
          <table:table-cell table:style-name="ce150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44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150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44"/>
        </table:table-row>
        <table:table-row table:style-name="ro4">
          <table:table-cell table:style-name="ce14"/>
          <table:table-cell table:style-name="ce150"/>
          <table:table-cell table:number-columns-repeated="4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4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négatifs reçus</text:p>
          </table:table-cell>
          <table:table-cell table:style-name="ce40" office:value-type="string" calcext:value-type="string">
            <text:p>Immobilisation</text:p>
          </table:table-cell>
          <table:table-cell table:style-name="ce40" office:value-type="string" calcext:value-type="string">
            <text:p>Entrave</text:p>
          </table:table-cell>
          <table:table-cell table:style-name="ce40" office:value-type="string" calcext:value-type="string">
            <text:p>Drain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aleur négative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200" calcext:value-type="float">
            <text:p>200</text:p>
          </table:table-cell>
          <table:table-cell table:style-name="ce42" office:value-type="float" office:value="200" calcext:value-type="float">
            <text:p>20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éfense appliqué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150" calcext:value-type="float">
            <text:p>150</text:p>
          </table:table-cell>
          <table:table-cell table:style-name="ce41" office:value-type="float" office:value="150" calcext:value-type="float">
            <text:p>15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positifs reçus</text:p>
          </table:table-cell>
          <table:table-cell table:style-name="ce40" office:value-type="string" calcext:value-type="string">
            <text:p>Guérison</text:p>
          </table:table-cell>
          <table:table-cell table:style-name="ce40" office:value-type="string" calcext:value-type="string">
            <text:p>Don reiryoku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/>
          <table:table-cell table:style-name="ce5" office:value-type="string" calcext:value-type="string">
            <text:p>Valeur positive</text:p>
          </table:table-cell>
          <table:table-cell table:style-name="ce44" office:value-type="float" office:value="200" calcext:value-type="float">
            <text:p>200</text:p>
          </table:table-cell>
          <table:table-cell table:style-name="ce49" office:value-type="float" office:value="200" calcext:value-type="float">
            <text:p>20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6" table:number-rows-repeated="2">
          <table:table-cell table:style-name="ce26"/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4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6">
          <table:table-cell table:style-name="ce30"/>
          <table:table-cell table:style-name="ce74" table:number-columns-repeated="5"/>
          <table:table-cell table:style-name="ce82"/>
          <table:table-cell table:style-name="ce96" table:number-columns-repeated="2"/>
          <table:table-cell table:style-name="ce137"/>
        </table:table-row>
      </table:table>
      <table:table table:name="Info_base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5"/>
        <table:table-column table:style-name="co14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table:table-column table:style-name="co28" table:default-cell-style-name="ce92"/>
        <table:table-column table:style-name="co29" table:default-cell-style-name="ce109"/>
        <table:table-column table:style-name="co30" table:default-cell-style-name="ce109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8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hollow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Arrancar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12:37:26.3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4T14:59:05.050000000</dc:date>
    <meta:editing-duration>P2DT6H53M13S</meta:editing-duration>
    <meta:editing-cycles>326</meta:editing-cycles>
    <meta:document-statistic meta:table-count="4" meta:cell-count="1135" meta:object-count="0"/>
  </office:meta>
</office:document-meta>
</file>